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ae1e4" officeooo:paragraph-rsid="001ae1e4" style:font-size-asian="11pt" style:font-size-complex="11pt"/>
    </style:style>
    <style:style style:name="P2" style:family="paragraph" style:parent-style-name="Standard">
      <style:text-properties fo:font-size="11pt" fo:font-weight="bold" officeooo:rsid="001ae1e4" officeooo:paragraph-rsid="001ae1e4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style="italic" officeooo:rsid="001ae1e4" officeooo:paragraph-rsid="001ae1e4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break-before="page"/>
      <style:text-properties fo:font-size="11pt" officeooo:rsid="001ae1e4" officeooo:paragraph-rsid="001ae1e4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004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d18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e28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de96c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0c33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254fb3" style:language-asian="zxx" style:country-asian="none" style:language-complex="zxx" style:country-complex="non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0cd18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0004d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de96c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e0c33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e9b74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0102f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15459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20004d" officeooo:paragraph-rsid="0020004d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bold" style:font-size-asian="10pt" style:font-weight-asian="bold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5cbe" fo:background-color="#ffffff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004d" fo:background-color="#ffffff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d18" fo:background-color="#ffffff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f6bb" fo:background-color="#ffffff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4fb3" fo:background-color="#ffffff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b5a76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cf3b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e0c33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e9b74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30102f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315459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background-color="#ffffff">
        <style:background-image/>
      </style:paragraph-properties>
      <style:text-properties officeooo:rsid="0020004d" officeooo:paragraph-rsid="00225cb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Monospace" fo:font-size="10pt" fo:font-weight="bold" officeooo:paragraph-rsid="0020004d" style:font-size-asian="10pt" style:font-weight-asian="bold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Monospace" fo:font-size="10pt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8660c" officeooo:paragraph-rsid="002cf3bd" fo:background-color="#ffffff" style:font-size-asian="10pt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8660c" officeooo:paragraph-rsid="002e0c33" fo:background-color="#ffffff" style:font-size-asian="10pt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8660c" officeooo:paragraph-rsid="002e9b74" fo:background-color="#ffffff" style:font-size-asian="10pt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cf3bd" officeooo:paragraph-rsid="002cf3bd" fo:background-color="#ffffff" style:font-size-asian="10pt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cf3bd" officeooo:paragraph-rsid="002e0c33" fo:background-color="#ffffff" style:font-size-asian="10pt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cf3bd" officeooo:paragraph-rsid="002e9b74" fo:background-color="#ffffff" style:font-size-asian="10pt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30102f" officeooo:paragraph-rsid="0030102f" fo:background-color="#ffffff" style:font-size-asian="10pt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2a5c5e" officeooo:paragraph-rsid="002cf3bd" style:font-size-asian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6e28a" style:font-size-asian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22dc3" style:font-size-asian="10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3c400" style:font-size-asian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48f68" style:font-size-asian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4bd15" style:font-size-asian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52742" style:font-size-asian="10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1ae1e4" officeooo:paragraph-rsid="00348f68" style:font-size-asian="10pt" style:font-size-complex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1ae1e4" officeooo:paragraph-rsid="0034bd15" style:font-size-asian="10pt" style:font-size-complex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1pt" officeooo:rsid="001ae1e4" officeooo:paragraph-rsid="00352742" style:font-size-asian="11pt" style:font-size-complex="11pt"/>
    </style:style>
    <style:style style:name="P55" style:family="paragraph" style:parent-style-name="Standard">
      <style:text-properties fo:font-size="11pt" officeooo:rsid="001ae1e4" officeooo:paragraph-rsid="001ae1e4" style:font-size-asian="11pt" style:font-size-complex="11pt"/>
    </style:style>
    <style:style style:name="P56" style:family="paragraph" style:parent-style-name="Standard">
      <style:paragraph-properties fo:break-before="page"/>
      <style:text-properties fo:font-size="11pt" officeooo:rsid="001ae1e4" officeooo:paragraph-rsid="00322dc3" style:font-size-asian="11pt" style:font-size-complex="11pt"/>
    </style:style>
    <style:style style:name="P57" style:family="paragraph" style:parent-style-name="Standard">
      <style:paragraph-properties fo:break-before="page"/>
      <style:text-properties fo:font-size="11pt" officeooo:rsid="001ae1e4" officeooo:paragraph-rsid="00348f68" style:font-size-asian="11pt" style:font-size-complex="11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22dc3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48f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20004d" style:font-size-asian="10pt"/>
    </style:style>
    <style:style style:name="T4" style:family="text">
      <style:text-properties style:font-name="Monospace" fo:font-size="10pt" officeooo:rsid="0020cd18" style:font-size-asian="10pt"/>
    </style:style>
    <style:style style:name="T5" style:family="text">
      <style:text-properties style:font-name="Monospace" fo:font-size="10pt" officeooo:rsid="00254fb3" style:font-size-asian="10pt"/>
    </style:style>
    <style:style style:name="T6" style:family="text">
      <style:text-properties style:font-name="Monospace" fo:font-size="10pt" officeooo:rsid="0026a2d9" style:font-size-asian="10pt"/>
    </style:style>
    <style:style style:name="T7" style:family="text">
      <style:text-properties style:font-name="Monospace" fo:font-size="10pt" officeooo:rsid="0022f6bb" style:font-size-asian="10pt"/>
    </style:style>
    <style:style style:name="T8" style:family="text">
      <style:text-properties style:font-name="Monospace" fo:font-size="10pt" officeooo:rsid="0028660c" style:font-size-asian="10pt"/>
    </style:style>
    <style:style style:name="T9" style:family="text">
      <style:text-properties style:font-name="Monospace" fo:font-size="10pt" officeooo:rsid="00322dc3" style:font-size-asian="10pt"/>
    </style:style>
    <style:style style:name="T10" style:family="text">
      <style:text-properties style:font-name="Monospace" fo:font-size="10pt" officeooo:rsid="0033c400" style:font-size-asian="10pt"/>
    </style:style>
    <style:style style:name="T11" style:family="text">
      <style:text-properties style:font-name="Monospace" fo:font-size="10pt" officeooo:rsid="00348f68" style:font-size-asian="10pt"/>
    </style:style>
    <style:style style:name="T12" style:family="text">
      <style:text-properties style:font-name="Monospace" fo:font-size="10pt" fo:font-weight="bold" style:font-size-asian="10pt" style:font-weight-asian="bold" style:font-weight-complex="bold"/>
    </style:style>
    <style:style style:name="T13" style:family="text">
      <style:text-properties style:font-name="Monospace" fo:font-size="10pt" fo:font-weight="bold" officeooo:rsid="0020cd18" style:font-size-asian="10pt" style:font-weight-asian="bold" style:font-weight-complex="bold"/>
    </style:style>
    <style:style style:name="T14" style:family="text">
      <style:text-properties style:font-name="Monospace" fo:font-size="10pt" fo:font-weight="bold" officeooo:rsid="0020cd18" fo:background-color="#ffffff" loext:char-shading-value="0" style:font-size-asian="10pt" style:font-weight-asian="bold" style:font-weight-complex="bold"/>
    </style:style>
    <style:style style:name="T15" style:family="text">
      <style:text-properties style:font-name="Monospace" fo:font-size="10pt" fo:font-style="italic" style:font-size-asian="10pt" style:font-style-asian="italic" style:font-style-complex="italic"/>
    </style:style>
    <style:style style:name="T16" style:family="text">
      <style:text-properties style:font-name="Monospace" fo:font-size="10pt" fo:font-style="italic" officeooo:rsid="0020cd18" style:font-size-asian="10pt" style:font-style-asian="italic" style:font-style-complex="italic"/>
    </style:style>
    <style:style style:name="T17" style:family="text">
      <style:text-properties style:font-name="Monospace" fo:font-size="10pt" fo:font-style="italic" officeooo:rsid="00254fb3" style:font-size-asian="10pt" style:font-style-asian="italic" style:font-style-complex="italic"/>
    </style:style>
    <style:style style:name="T18" style:family="text">
      <style:text-properties style:font-name="Monospace" fo:font-size="10pt" fo:font-style="italic" officeooo:rsid="00322dc3" style:font-size-asian="10pt" style:font-style-asian="italic" style:font-style-complex="italic"/>
    </style:style>
    <style:style style:name="T19" style:family="text">
      <style:text-properties style:font-name="Monospace" fo:font-size="10pt" fo:font-style="italic" fo:font-weight="bold" style:font-size-asian="10pt" style:font-style-asian="italic" style:font-weight-asian="bold" style:font-style-complex="italic" style:font-weight-complex="bold"/>
    </style:style>
    <style:style style:name="T20" style:family="text">
      <style:text-properties style:font-name="Monospace" fo:font-size="10pt" fo:font-style="italic" fo:font-weight="bold" officeooo:rsid="0020cd18" fo:background-color="#ffffff" loext:char-shading-value="0" style:font-size-asian="10pt" style:font-style-asian="italic" style:font-weight-asian="bold" style:font-style-complex="italic" style:font-weight-complex="bold"/>
    </style:style>
    <style:style style:name="T21" style:family="text">
      <style:text-properties style:font-name="Monospace" fo:font-size="10pt" fo:font-style="italic" fo:font-weight="bold" officeooo:rsid="002e0c33" fo:background-color="#ffffff" loext:char-shading-value="0" style:font-size-asian="10pt" style:font-style-asian="italic" style:font-weight-asian="bold" style:font-style-complex="italic" style:font-weight-complex="bold"/>
    </style:style>
    <style:style style:name="T22" style:family="text">
      <style:text-properties style:font-name="Monospace" fo:font-size="10pt" fo:font-style="italic" fo:font-weight="normal" officeooo:rsid="0020cd18" style:font-size-asian="10pt" style:font-style-asian="italic" style:font-weight-asian="normal" style:font-style-complex="italic" style:font-weight-complex="normal"/>
    </style:style>
    <style:style style:name="T23" style:family="text">
      <style:text-properties style:font-name="Monospace" fo:font-size="10pt" fo:font-style="italic" fo:font-weight="normal" officeooo:rsid="00254fb3" style:font-size-asian="10pt" style:font-style-asian="italic" style:font-weight-asian="normal" style:font-style-complex="italic" style:font-weight-complex="normal"/>
    </style:style>
    <style:style style:name="T24" style:family="text">
      <style:text-properties style:font-name="Monospace" fo:font-size="10pt" fo:font-style="italic" fo:font-weight="normal" officeooo:rsid="0020cd18" fo:background-color="#ffffff" loext:char-shading-value="0" style:font-size-asian="10pt" style:font-style-asian="italic" style:font-weight-asian="normal" style:font-style-complex="italic" style:font-weight-complex="normal"/>
    </style:style>
    <style:style style:name="T25" style:family="text">
      <style:text-properties style:font-name="Monospace" fo:font-size="10pt" fo:font-style="italic" fo:font-weight="normal" officeooo:rsid="002b5a76" fo:background-color="#ffffff" loext:char-shading-value="0" style:font-size-asian="10pt" style:font-style-asian="italic" style:font-weight-asian="normal" style:font-style-complex="italic" style:font-weight-complex="normal"/>
    </style:style>
    <style:style style:name="T26" style:family="text">
      <style:text-properties style:font-name="Monospace" fo:font-size="10pt" fo:font-style="italic" fo:font-weight="normal" officeooo:rsid="0028660c" fo:background-color="#ffffff" loext:char-shading-value="0" style:font-size-asian="10pt" style:font-style-asian="italic" style:font-weight-asian="normal" style:font-style-complex="italic" style:font-weight-complex="normal"/>
    </style:style>
    <style:style style:name="T27" style:family="text">
      <style:text-properties style:font-name="Monospace" fo:font-size="10pt" fo:font-style="italic" fo:font-weight="normal" officeooo:rsid="002cf3bd" fo:background-color="#ffffff" loext:char-shading-value="0" style:font-size-asian="10pt" style:font-style-asian="italic" style:font-weight-asian="normal" style:font-style-complex="italic" style:font-weight-complex="normal"/>
    </style:style>
    <style:style style:name="T28" style:family="text">
      <style:text-properties style:font-name="Monospace" fo:font-size="10pt" fo:font-style="italic" fo:font-weight="normal" officeooo:rsid="002e0c33" fo:background-color="#ffffff" loext:char-shading-value="0" style:font-size-asian="10pt" style:font-style-asian="italic" style:font-weight-asian="normal" style:font-style-complex="italic" style:font-weight-complex="normal"/>
    </style:style>
    <style:style style:name="T29" style:family="text">
      <style:text-properties style:font-name="Monospace" fo:font-size="10pt" fo:font-style="italic" fo:font-weight="normal" officeooo:rsid="002e9b74" fo:background-color="#ffffff" loext:char-shading-value="0" style:font-size-asian="10pt" style:font-style-asian="italic" style:font-weight-asian="normal" style:font-style-complex="italic" style:font-weight-complex="normal"/>
    </style:style>
    <style:style style:name="T30" style:family="text">
      <style:text-properties style:font-name="Monospace" fo:font-size="10pt" fo:font-style="italic" fo:font-weight="normal" officeooo:rsid="0030102f" fo:background-color="#ffffff" loext:char-shading-value="0" style:font-size-asian="10pt" style:font-style-asian="italic" style:font-weight-asian="normal" style:font-style-complex="italic" style:font-weight-complex="normal"/>
    </style:style>
    <style:style style:name="T31" style:family="text">
      <style:text-properties style:font-name="Monospace" fo:font-size="10pt" fo:font-style="italic" officeooo:rsid="0020cd18" fo:background-color="#ffffff" loext:char-shading-value="0" style:font-size-asian="10pt" style:font-style-asian="italic" style:font-style-complex="italic"/>
    </style:style>
    <style:style style:name="T32" style:family="text">
      <style:text-properties style:font-name="Monospace" fo:font-size="10pt" fo:font-style="italic" officeooo:rsid="00254fb3" fo:background-color="#ffffff" loext:char-shading-value="0" style:font-size-asian="10pt" style:font-style-asian="italic" style:font-style-complex="italic"/>
    </style:style>
    <style:style style:name="T33" style:family="text">
      <style:text-properties style:font-name="Monospace" fo:font-size="10pt" fo:background-color="#ffffff" loext:char-shading-value="0" style:font-size-asian="10pt"/>
    </style:style>
    <style:style style:name="T34" style:family="text">
      <style:text-properties style:font-name="Monospace" fo:font-size="10pt" officeooo:rsid="0020cd18" fo:background-color="#ffffff" loext:char-shading-value="0" style:font-size-asian="10pt"/>
    </style:style>
    <style:style style:name="T35" style:family="text">
      <style:text-properties style:font-name="Monospace" fo:font-size="10pt" officeooo:rsid="002e9b74" fo:background-color="#ffffff" loext:char-shading-value="0" style:font-size-asian="10pt"/>
    </style:style>
    <style:style style:name="T36" style:family="text">
      <style:text-properties style:font-name="Monospace" fo:font-size="10pt" fo:font-style="normal" officeooo:rsid="00322dc3" style:font-size-asian="10pt" style:font-style-asian="normal" style:font-style-complex="normal"/>
    </style:style>
    <style:style style:name="T37" style:family="text">
      <style:text-properties style:font-name="Monospace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Ubuntu" fo:font-size="10pt" officeooo:rsid="0020cd18" style:font-size-asian="10pt"/>
    </style:style>
    <style:style style:name="T39" style:family="text">
      <style:text-properties style:font-name="Monospace1"/>
    </style:style>
    <style:style style:name="T40" style:family="text">
      <style:text-properties style:font-name="Monospace1" fo:font-size="10pt" officeooo:rsid="0020cd18" style:font-size-asian="10pt"/>
    </style:style>
    <style:style style:name="T41" style:family="text">
      <style:text-properties style:font-name="Monospace1" fo:font-size="10pt" officeooo:rsid="00254fb3" style:font-size-asian="10pt"/>
    </style:style>
    <style:style style:name="T42" style:family="text">
      <style:text-properties style:font-name="Monospace1" fo:font-size="10pt" fo:font-style="italic" officeooo:rsid="0020cd18" style:font-size-asian="10pt" style:font-style-asian="italic" style:font-style-complex="italic"/>
    </style:style>
    <style:style style:name="T43" style:family="text">
      <style:text-properties style:font-name="Monospace1" fo:font-size="10pt" fo:font-style="normal" officeooo:rsid="0020cd18" style:font-size-asian="10pt" style:font-style-asian="normal" style:font-style-complex="normal"/>
    </style:style>
    <style:style style:name="T44" style:family="text">
      <style:text-properties style:font-name="Monospace1" officeooo:rsid="002b5a76"/>
    </style:style>
    <style:style style:name="T45" style:family="text">
      <style:text-properties style:font-name="Monospace1" officeooo:rsid="002e0c33"/>
    </style:style>
    <style:style style:name="T46" style:family="text">
      <style:text-properties style:font-name="Monospace1" officeooo:rsid="002e9b74"/>
    </style:style>
    <style:style style:name="T47" style:family="text">
      <style:text-properties officeooo:rsid="002b5a76"/>
    </style:style>
    <style:style style:name="T48" style:family="text">
      <style:text-properties fo:font-size="10pt" officeooo:rsid="0030102f" style:font-size-asian="10pt" style:font-size-complex="10pt"/>
    </style:style>
    <style:style style:name="T49" style:family="text">
      <style:text-properties fo:font-size="10pt" fo:font-style="italic" officeooo:rsid="00348f68" style:font-size-asian="10pt" style:font-style-asian="italic" style:font-size-complex="10pt" style:font-style-complex="italic"/>
    </style:style>
    <style:style style:name="T50" style:family="text">
      <style:text-properties officeooo:rsid="002de96c"/>
    </style:style>
    <style:style style:name="T51" style:family="text">
      <style:text-properties officeooo:rsid="002e0c33"/>
    </style:style>
    <style:style style:name="T52" style:family="text">
      <style:text-properties fo:font-style="italic" fo:font-weight="normal" officeooo:rsid="0028660c" fo:background-color="#ffffff" loext:char-shading-value="0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2e0c33" fo:background-color="#ffffff" loext:char-shading-value="0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2de96c" fo:background-color="#ffffff" loext:char-shading-value="0" style:font-style-asian="italic" style:font-weight-asian="normal" style:font-style-complex="italic" style:font-weight-complex="normal"/>
    </style:style>
    <style:style style:name="T55" style:family="text">
      <style:text-properties fo:font-style="italic" officeooo:rsid="001ae1e4" style:font-style-asian="italic" style:font-size-complex="10pt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34bd15" style:font-style-asian="italic" style:font-style-complex="italic"/>
    </style:style>
    <style:style style:name="T58" style:family="text">
      <style:text-properties fo:font-style="italic" officeooo:rsid="001ae1e4" style:font-style-asian="italic" style:font-style-complex="italic"/>
    </style:style>
    <style:style style:name="T59" style:family="text">
      <style:text-properties fo:font-style="italic" officeooo:rsid="00348f68" style:font-style-asian="italic" style:font-style-complex="italic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officeooo:rsid="00322dc3"/>
    </style:style>
    <style:style style:name="T62" style:family="text">
      <style:text-properties officeooo:rsid="0033c400"/>
    </style:style>
    <style:style style:name="T63" style:family="text">
      <style:text-properties officeooo:rsid="00348f68"/>
    </style:style>
    <style:style style:name="T64" style:family="text">
      <style:text-properties fo:font-size="11pt" officeooo:rsid="001ae1e4" style:font-size-asian="11pt" style:font-size-complex="11pt"/>
    </style:style>
    <style:style style:name="T65" style:family="text">
      <style:text-properties fo:font-size="11pt" officeooo:rsid="0034bd15" style:font-size-asian="11pt" style:font-size-complex="11pt"/>
    </style:style>
    <style:style style:name="T66" style:family="text">
      <style:text-properties fo:font-size="11pt" fo:font-style="italic" officeooo:rsid="001ae1e4" style:font-size-asian="11pt" style:font-style-asian="italic" style:font-size-complex="11pt" style:font-style-complex="italic"/>
    </style:style>
    <style:style style:name="T67" style:family="text">
      <style:text-properties fo:font-size="11pt" fo:font-style="italic" officeooo:rsid="00352742" style:font-size-asian="11pt" style:font-style-asian="italic" style:font-size-complex="11pt" style:font-style-complex="italic"/>
    </style:style>
    <style:style style:name="T68" style:family="text">
      <style:text-properties fo:font-size="11pt" fo:font-style="normal" officeooo:rsid="001ae1e4" style:font-size-asian="11pt" style:font-style-asian="normal" style:font-size-complex="11pt" style:font-style-complex="normal"/>
    </style:style>
    <style:style style:name="T69" style:family="text">
      <style:text-properties fo:font-size="11pt" fo:font-style="normal" officeooo:rsid="00352742" style:font-size-asian="11pt" style:font-style-asian="normal" style:font-size-complex="11pt" style:font-style-complex="normal"/>
    </style:style>
    <style:style style:name="T70" style:family="text">
      <style:text-properties officeooo:rsid="001ae1e4" style:font-size-complex="10pt"/>
    </style:style>
    <style:style style:name="T71" style:family="text">
      <style:text-properties officeooo:rsid="00322dc3" style:font-size-complex="10pt"/>
    </style:style>
    <style:style style:name="T72" style:family="text">
      <style:text-properties officeooo:rsid="0034bd15" style:font-size-complex="10pt"/>
    </style:style>
    <style:style style:name="T73" style:family="text">
      <style:text-properties officeooo:rsid="0034bd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rvice : </text:span>Villageois</text:p>
      <text:p text:style-name="P1"><text:span text:style-name="T1">observators</text:span> :</text:p>
      <text:p text:style-name="P1"><text:tab/>const race : [Villageois] → String</text:p>
      <text:p text:style-name="P1"><text:tab/>const largeur : [Villageois] → int</text:p>
      <text:p text:style-name="P1"><text:tab/>const hauteur : [Villageois] → int</text:p>
      <text:p text:style-name="P1"><text:tab/>const force : [Villageois] → int</text:p>
      <text:p text:style-name="P1"><text:tab/>const vitesse : [Villageois] → double</text:p>
      <text:p text:style-name="P1"><text:tab/>pointsDeVie : [Villageois] → int</text:p>
      <text:p text:style-name="P1"><text:tab/>quantiteOr : [Villageois] → int</text:p>
      <text:p text:style-name="P1"><text:tab/>estMort : [Villageois] → boolean</text:p>
      <text:p text:style-name="P1"><text:span text:style-name="T1">Constructors</text:span> :</text:p>
      <text:p text:style-name="P1"><text:tab/>init : String × int × int × int × double × int → [Villageois]</text:p>
      <text:p text:style-name="P1"><text:tab/><text:tab/><text:span text:style-name="T1">pre </text:span>init(race,largeur,hauteur,force,vitesse,pointsVie) <text:span text:style-name="T1">require</text:span> race 6= "" ∧ largeur%2=1 ∧ hauteur<text:tab/><text:tab/><text:tab/><text:tab/><text:tab/><text:tab/><text:tab/><text:tab/><text:tab/><text:tab/><text:tab/>%2=1</text:p>
      <text:p text:style-name="P1"><text:span text:style-name="T1">Operators </text:span>:</text:p>
      <text:p text:style-name="P1"><text:tab/>retrait : [Villageois] × int → [Villageois]</text:p>
      <text:p text:style-name="P1"><text:tab/><text:tab/><text:span text:style-name="T1">pre</text:span> retrait(V,s) <text:span text:style-name="T1">require</text:span> ¬estMort(V) ∧ s&gt;0</text:p>
      <text:p text:style-name="P2">Observations :</text:p>
      <text:p text:style-name="P3"><text:tab/>[invariants]</text:p>
      <text:p text:style-name="P1"><text:tab/>estMort(V) min = pointsDeVie(V) ≤ 0</text:p>
      <text:p text:style-name="P1"/>
      <text:p text:style-name="P3"><text:tab/>[init]</text:p>
      <text:p text:style-name="P1"><text:tab/>race(init(s,l,h,f,v,p))=r</text:p>
      <text:p text:style-name="P1"><text:tab/>largeur(init(s,l,h,f,v,p))=l</text:p>
      <text:p text:style-name="P1"><text:tab/>hauteur(init(s,l,h,f,v,p))=h</text:p>
      <text:p text:style-name="P1"><text:tab/>force(init(s,l,h,f,v,p))=f</text:p>
      <text:p text:style-name="P1"><text:tab/>vitesse(init(s,l,h,f,v,p))=v</text:p>
      <text:p text:style-name="P1"><text:tab/>pointsDeVie(init(s,l,h,f,v,p))=p</text:p>
      <text:p text:style-name="P1"><text:tab/>quantiteOr(init(s,l,h,f,v,p))=0</text:p>
      <text:p text:style-name="P1"/>
      <text:p text:style-name="P3"><text:tab/>[retrait]</text:p>
      <text:p text:style-name="P1"><text:tab/>pointsDeVie(retrait(V,s))=pointsDeVie(V) -s</text:p>
      <text:p text:style-name="P1"><text:tab/>quantiteOr(retrait(V,s))=quantiteOr(V)</text:p>
      <text:p text:style-name="P1"/>
      <text:p text:style-name="P1"/>
      <text:p text:style-name="P4"><text:span text:style-name="T12">service </text:span><text:span text:style-name="T2">: MoteurJeu</text:span></text:p>
      <text:p text:style-name="P5"><text:span text:style-name="T12">types</text:span><text:span text:style-name="T2"> : enum RESULTAT{GAGNE, PERDU},</text:span></text:p>
      <text:p text:style-name="P12">enum COMMANDE{RIEN, DEPLACER, ENTRERMINE, ENTRERHOTELVILLE}</text:p>
      <text:p text:style-name="P21">observators :</text:p>
      <text:p text:style-name="P5"><text:span text:style-name="T2"><text:tab/></text:span><text:span text:style-name="T12">const</text:span><text:span text:style-name="T2"> largeurTerrain : [MoteurJeu] → int</text:span></text:p>
      <text:p text:style-name="P5"><text:span text:style-name="T2"><text:tab/></text:span><text:span text:style-name="T12">const</text:span><text:span text:style-name="T2"> hauteurTerrain : [MoteurJeu] → int</text:span></text:p>
      <text:p text:style-name="P5"><text:span text:style-name="T2"><text:tab/></text:span><text:span text:style-name="T12">const</text:span><text:span text:style-name="T2"> maxPasJeu : [MoteurJeu] → int</text:span></text:p>
      <text:p text:style-name="P12"><text:tab/>pasJeuCourant : [MoteurJeu] → int</text:p>
      <text:p text:style-name="P12"><text:tab/>estFini : [MoteurJeu] → boolean</text:p>
      <text:p text:style-name="P12"><text:tab/>resultatFinal : [MoteurJeu] → RESULTAT</text:p>
      <text:p text:style-name="P12"><text:tab/><text:tab/>pre resultatFinal(M) require estFini(M)</text:p>
      <text:p text:style-name="P5"><text:span text:style-name="T2"><text:tab/></text:span><text:span text:style-name="T12">const</text:span><text:span text:style-name="T2"> </text:span><text:span text:style-name="T15">numeroesVillageois</text:span><text:span text:style-name="T2"> : </text:span><text:span text:style-name="T15">[MoteurJeu] → Set&lt;int&gt;</text:span></text:p>
      <text:p text:style-name="P12"><text:tab/>getVillageois : [MoteurJeu] × int → Villageois</text:p>
      <text:p text:style-name="P12"><text:tab/><text:tab/>pre getVillageois(M,num) require num ∈ numeroesVillageois(M,num)</text:p>
      <text:p text:style-name="P5"><text:span text:style-name="T2"><text:tab/></text:span><text:span text:style-name="T15">positionVillageoisX</text:span><text:span text:style-name="T2"> : </text:span><text:span text:style-name="T15">[MoteurJeu] × int → int</text:span></text:p>
      <text:p text:style-name="P7"><text:span text:style-name="T2"><text:tab/><text:tab/></text:span><text:span text:style-name="T19">pre</text:span><text:span text:style-name="T2"> positionVillageoisX(M,num) </text:span><text:span text:style-name="T19">require </text:span></text:p>
      <text:p text:style-name="P13"><text:tab/><text:tab/><text:tab/>num ∈ numeroesVillageois(M,num)</text:p>
      <text:p text:style-name="P5"><text:span text:style-name="T2"><text:tab/></text:span><text:span text:style-name="T15">positionVillageoisY</text:span><text:span text:style-name="T2"> : </text:span><text:span text:style-name="T15">[MoteurJeu] × int → int</text:span></text:p>
      <text:p text:style-name="P7"><text:span text:style-name="T2"><text:tab/><text:tab/></text:span><text:span text:style-name="T12">pre</text:span><text:span text:style-name="T2"> positionVillageoisY(M,num) </text:span><text:span text:style-name="T12">require</text:span><text:span text:style-name="T2"> </text:span></text:p>
      <text:p text:style-name="P13"><text:tab/><text:tab/><text:tab/>num ∈ numeroesVillageois(M,num)</text:p>
      <text:p text:style-name="P5"><text:span text:style-name="T2"><text:tab/></text:span><text:span text:style-name="T12">const</text:span><text:span text:style-name="T2"> </text:span><text:span text:style-name="T15">numeroesMine</text:span><text:span text:style-name="T2"> : </text:span><text:span text:style-name="T15">[MoteurJeu] → Set&lt;int&gt;</text:span></text:p>
      <text:p text:style-name="P12"><text:tab/>getMine : [MoteurJeu] × int → Mine</text:p>
      <text:p text:style-name="P7"><text:span text:style-name="T2"><text:tab/><text:tab/></text:span><text:span text:style-name="T12">pre</text:span><text:span text:style-name="T2"> getMine(M,num) </text:span><text:span text:style-name="T12">require</text:span><text:span text:style-name="T2"> </text:span></text:p>
      <text:p text:style-name="P7"><text:span text:style-name="T4"><text:tab/><text:tab/><text:tab/></text:span><text:span text:style-name="T2">num ∈ numeroesMine(M,num)</text:span></text:p>
      <text:p text:style-name="P5"><text:span text:style-name="T2"><text:tab/></text:span><text:span text:style-name="T12">const</text:span><text:span text:style-name="T2"> positionMineX : [MoteurJeu] × int → int</text:span></text:p>
      <text:p text:style-name="P12"><text:tab/><text:tab/>pre positionMineX(M,num) require num ∈ numeroesMine(M,num)</text:p>
      <text:p text:style-name="P5"><text:span text:style-name="T2"><text:tab/></text:span><text:span text:style-name="T12">const</text:span><text:span text:style-name="T2"> positionMineY : [MoteurJeu] × int → int</text:span></text:p>
      <text:p text:style-name="P12"><text:tab/><text:tab/>pre positionMineY(M,num) require num ∈ numeroesMine(M,num)</text:p>
      <text:p text:style-name="P12"><text:tab/>hotelDeVille : [MoteurJeu] → HôtelVille</text:p>
      <text:p text:style-name="P5"><text:span text:style-name="T2"><text:tab/></text:span><text:span text:style-name="T12">const</text:span><text:span text:style-name="T2"> positionHotelVilleX : [MoteurJeu] → int</text:span></text:p>
      <text:p text:style-name="P5"><text:span text:style-name="T2"><text:tab/></text:span><text:span text:style-name="T12">const</text:span><text:span text:style-name="T2"> positionHotelVilleY : [MoteurJeu] → int</text:span></text:p>
      <text:p text:style-name="P5"><text:span text:style-name="T2"><text:tab/></text:span><text:span text:style-name="T15">peutEntrer</text:span><text:span text:style-name="T2"> : [MoteurJeu] × int × int → boolean</text:span></text:p>
      <text:p text:style-name="P6"><text:span text:style-name="T2"><text:tab/><text:tab/></text:span><text:span text:style-name="T19">pre</text:span><text:span text:style-name="T2"> peutEntrer(M,numVillageois,numMine) </text:span><text:span text:style-name="T19">require</text:span><text:span text:style-name="T2"> </text:span></text:p>
      <text:p text:style-name="P14"><text:tab/><text:tab/><text:tab/>numVillageois ∈ numeroesVillageois(M,numVillageois) ∧ </text:p>
      <text:p text:style-name="P12"><text:tab/><text:tab/><text:tab/>numMine ∈ numeroesMine(M,numMine)</text:p>
      <text:p text:style-name="P5"><text:span text:style-name="T2"><text:tab/></text:span><text:span text:style-name="T15">peutEntrerHotelVille</text:span><text:span text:style-name="T2"> : </text:span><text:span text:style-name="T15">[MoteurJeu]</text:span><text:span text:style-name="T2"> × </text:span><text:span text:style-name="T15">int</text:span><text:span text:style-name="T2"> → </text:span><text:span text:style-name="T15">boolean</text:span></text:p>
      <text:p text:style-name="P6"><text:span text:style-name="T2"><text:tab/><text:tab/></text:span><text:span text:style-name="T19">pre</text:span><text:span text:style-name="T2"> peutEntrerHotelVille(M,numVillageois) </text:span><text:span text:style-name="T19">require</text:span><text:span text:style-name="T2"> </text:span></text:p>
      <text:p text:style-name="P14"><text:tab/><text:tab/><text:tab/>numVillageois ∈ numeroesVillageois(M,numVillageois)</text:p>
      <text:p text:style-name="P5"><text:span text:style-name="T12">Constructors</text:span><text:span text:style-name="T2"> :</text:span></text:p>
      <text:p text:style-name="P12"><text:tab/>init : int × int × int → [MoteurJeu]</text:p>
      <text:p text:style-name="P12"><text:tab/><text:tab/>pre init(largeur,hauteur,maxPas) require largeur≥ 600 ∧ hauteur≥ 400 ∧ maxPas≥ 0</text:p>
      <text:p text:style-name="P12">Operators :</text:p>
      <text:p text:style-name="P12"><text:tab/>pasJeu : [MoteurJeu] × COMMANDE × int × int → [MoteurJeu]</text:p>
      <text:p text:style-name="P12"><text:tab/><text:tab/>pre pasJeu(M,commmand,numVillgeois,argument) require</text:p>
      <text:p text:style-name="P12"><text:tab/><text:tab/><text:tab/><text:tab/><text:tab/><text:tab/>¬estFini(M)</text:p>
      <text:p text:style-name="P12"><text:tab/><text:tab/><text:tab/><text:tab/><text:tab/><text:tab/>command=DEPLACER ⇒ 0 ≤argument≤ 360</text:p>
      <text:p text:style-name="P12"><text:tab/><text:tab/><text:tab/><text:tab/><text:tab/><text:tab/>command=ENTRERMINE ⇒</text:p>
      <text:p text:style-name="P12"><text:tab/><text:tab/><text:tab/><text:tab/><text:tab/><text:tab/><text:tab/><text:tab/>argument∈numeroesMines(M)</text:p>
      <text:p text:style-name="P12"><text:tab/><text:tab/><text:tab/><text:tab/><text:tab/><text:tab/><text:tab/><text:tab/>peutEntrer(M,numVillageois,argument)</text:p>
      <text:p text:style-name="P12"><text:tab/><text:tab/><text:tab/><text:tab/><text:tab/><text:tab/>command=ENTRERHOTELVILLE ⇒peutEntrerHotelVille(M,numVillageois)</text:p>
      <text:p text:style-name="P12">Observations :</text:p>
      <text:p text:style-name="P14"><text:tab/></text:p>
      <text:p text:style-name="P6"/>
      <text:p text:style-name="P35"><text:tab/>[invariants]</text:p>
      <text:p text:style-name="P12"><text:tab/>0 ≤ pasJeuCourant(M) ≤ maxPasJeu(M)</text:p>
      <text:p text:style-name="P12"><text:tab/>estFini(M) min = HotelVille::orRestant(hotelDeVille(M)) ≥ 1664 ∨ pasJeuCourant(M)=maxPasJeu(M))</text:p>
      <text:p text:style-name="P12"><text:tab/>resultatFinal(M)=GAGNE ⇔ HotelVille::orRestant(hotelDeVille(M)) ≥ 1664</text:p>
      <text:p text:style-name="P12"><text:tab/>peutEntrer(M,numVillageois,numMine) min = distance(positionVillageoisX(M,numVillageois),positionVillageoisY(M,numVillageois),</text:p>
      <text:p text:style-name="P12"><text:tab/>positionMineX(M,numMine),positionMineY(M,numMine)) ≤ 51</text:p>
      <text:p text:style-name="P12"><text:tab/>peutEntrerHotelVille(M,numVillageois) min = distance(positionVillageoisX(M,numVillageois),positionVillageoisY(M,numVillageois),</text:p>
      <text:p text:style-name="P12"><text:tab/>positionHotelVilleX(M),positionHotelVilleY(M)) ≤ 51</text:p>
      <text:p text:style-name="P12"/>
      <text:p text:style-name="Operation"><text:span text:style-name="T2"><text:tab/></text:span><text:span text:style-name="T37">[init]</text:span></text:p>
      <text:p text:style-name="P12"><text:tab/>maxPasJeu(init(l,h,m))=m</text:p>
      <text:p text:style-name="P12"><text:tab/>pasJeuCourant(init(l,h,m))=0</text:p>
      <text:p text:style-name="P20"><text:tab/>largeurTerrain(init(l,h,m))=l</text:p>
      <text:p text:style-name="P20"><text:tab/>hauteurTerrain(init(l,h,m))=h</text:p>
      <text:p text:style-name="P20"><text:tab/>estFini(init(l,h,m))=False</text:p>
      <text:p text:style-name="P20"><text:tab/></text:p>
      <text:p text:style-name="P20"><text:tab/>// Initialisation Hotel de ville</text:p>
      <text:p text:style-name="P34"><text:span text:style-name="T2"><text:tab/>positionHotelVilleX( init(l,h,m) ) </text:span><text:span text:style-name="T24">&lt;= 51</text:span><text:span text:style-name="T33"> </text:span></text:p>
      <text:p text:style-name="P22"><text:tab/><text:span text:style-name="T2">positionHotelVille</text:span><text:span text:style-name="T3">Y( init(l,h,m) ) </text:span><text:span text:style-name="T22">&lt;= 51</text:span><text:span text:style-name="T3"> </text:span></text:p>
      <text:p text:style-name="P23"><text:span text:style-name="T3"><text:tab/>HotelVille</text:span><text:span text:style-name="T2">::</text:span><text:span text:style-name="T3">orRestant</text:span><text:span text:style-name="T2">( </text:span><text:span text:style-name="T3">getHotelVille</text:span><text:span text:style-name="T2">( </text:span><text:span text:style-name="T3">init(l,h,m) </text:span><text:span text:style-name="T2">) ) = </text:span><text:span text:style-name="T3">16</text:span></text:p>
      <text:p text:style-name="P23"/>
      <text:p text:style-name="P23"><text:span text:style-name="T3"><text:tab/>// </text:span><text:span text:style-name="T4">Initialisation Villageois</text:span></text:p>
      <text:p text:style-name="P24"><text:span text:style-name="T4"><text:tab/></text:span><text:span text:style-name="T13">\forall</text:span><text:span text:style-name="T4"> </text:span><text:span text:style-name="T16">numV</text:span><text:span text:style-name="T4"> </text:span><text:span text:style-name="T13">\in</text:span><text:span text:style-name="T4"> </text:span><text:span text:style-name="T22">numeroesVillageois:</text:span></text:p>
      <text:p text:style-name="P24"><text:span text:style-name="T22"><text:tab/><text:tab/> <text:s/>positionVillageoisY(M, numV) - </text:span><text:span text:style-name="T3">positionHotelVilleY</text:span><text:span text:style-name="T22">(M) &lt;= 51</text:span></text:p>
      <text:p text:style-name="P24"><text:span text:style-name="T3"><text:tab/> <text:s text:c="4"/><text:tab/></text:span><text:span text:style-name="T40">Ʌ</text:span><text:span text:style-name="T38"> <text:s/></text:span><text:span text:style-name="T22">positionVillageoisX(M, numV) - </text:span><text:span text:style-name="T3">positionHotelVille</text:span><text:span text:style-name="T4">X</text:span><text:span text:style-name="T22">(M) &lt;= 51</text:span></text:p>
      <text:p text:style-name="P24"><text:span text:style-name="T3"><text:s text:c="5"/><text:tab/> <text:s text:c="4"/><text:tab/></text:span><text:span text:style-name="T40">Ʌ </text:span><text:span text:style-name="T42">Villageois::</text:span><text:span text:style-name="T15">pointsDeVie</text:span><text:span text:style-name="T4">( getVillageois(M, numV) ) = 100</text:span></text:p>
      <text:p text:style-name="P24"><text:span text:style-name="T2"><text:tab/> <text:s text:c="3"/><text:tab/></text:span><text:span text:style-name="T40">Ʌ</text:span><text:span text:style-name="T2"> </text:span><text:span text:style-name="T42">Villageois::</text:span><text:span text:style-name="T16">quantiteOr</text:span><text:span text:style-name="T4">( getVillageois(M, numV) ) = 0</text:span></text:p>
      <text:p text:style-name="P25"><text:span text:style-name="T42"><text:tab/> <text:tab/></text:span><text:span text:style-name="T43">Ʌ</text:span><text:span text:style-name="T42"> Villageois::</text:span><text:span text:style-name="T2">estMort</text:span><text:span text:style-name="T4">( getVillageois(M, numV) ) = </text:span><text:span text:style-name="T7">False</text:span></text:p>
      <text:p text:style-name="P25"/>
      <text:p text:style-name="P26"><text:span text:style-name="T7"><text:tab/></text:span><text:span text:style-name="T3">// </text:span><text:span text:style-name="T4">Initialisation </text:span><text:span text:style-name="T5">Mines</text:span></text:p>
      <text:p text:style-name="P26"><text:span text:style-name="T4"><text:tab/></text:span><text:span text:style-name="T13">\forall</text:span><text:span text:style-name="T4"> </text:span><text:span text:style-name="T16">num</text:span><text:span text:style-name="T17">M</text:span><text:span text:style-name="T4"> </text:span><text:span text:style-name="T13">\in</text:span><text:span text:style-name="T4"> </text:span><text:span text:style-name="T16">numeroesMine</text:span><text:span text:style-name="T22">:</text:span></text:p>
      <text:p text:style-name="P26"><text:span text:style-name="T22"><text:tab/><text:tab/> <text:s/>position</text:span><text:span text:style-name="T23">Mine</text:span><text:span text:style-name="T22">Y(M, num</text:span><text:span text:style-name="T23">M</text:span><text:span text:style-name="T22">) &lt;= </text:span><text:span text:style-name="T23">largeurTerrain</text:span></text:p>
      <text:p text:style-name="P26"><text:span text:style-name="T3"><text:tab/> <text:s text:c="4"/><text:tab/></text:span><text:span text:style-name="T40">Ʌ</text:span><text:span text:style-name="T38"> <text:s/></text:span><text:span text:style-name="T22">position</text:span><text:span text:style-name="T23">Mine</text:span><text:span text:style-name="T22">X(M, num</text:span><text:span text:style-name="T23">M</text:span><text:span text:style-name="T22">) &lt;= </text:span><text:span text:style-name="T23">hauteurTerrain</text:span></text:p>
      <text:p text:style-name="P26"><text:span text:style-name="T3"><text:s text:c="5"/><text:tab/> <text:s text:c="4"/><text:tab/></text:span><text:span text:style-name="T40">Ʌ </text:span><text:span text:style-name="T41">Mine</text:span><text:span text:style-name="T42">::</text:span><text:span text:style-name="T17">estAbandonne</text:span><text:span text:style-name="T4">( getVillageois(M, numV) ) = </text:span><text:span text:style-name="T6">True</text:span></text:p>
      <text:p text:style-name="P11"/>
      <text:p text:style-name="P12"/>
      <text:p text:style-name="Operation"><text:span text:style-name="T2"><text:tab/></text:span><text:span text:style-name="T12">[pasJeu]</text:span></text:p>
      <text:p text:style-name="P12"><text:tab/>pasJeuCourant(pasJeu(M,c,numVillageois,arg))=pasJeuCourant(M)+1</text:p>
      <text:p text:style-name="P5"/>
      <text:p text:style-name="P5"><text:tab/><text:span text:style-name="T39">// </text:span><text:span text:style-name="T44">Commande DEPLACER</text:span></text:p>
      <text:p text:style-name="P27"><text:tab/><text:span text:style-name="T47">si c = DEPLACER</text:span><text:tab/></text:p>
      <text:p text:style-name="P27"/>
      <text:p text:style-name="P27"><text:tab/>// <text:span text:style-name="T47">Mines</text:span></text:p>
      <text:p text:style-name="P28"><text:tab/><text:span text:style-name="T14">\forall</text:span><text:span text:style-name="T34"> </text:span><text:span text:style-name="T31">num</text:span><text:span text:style-name="T32">M</text:span><text:span text:style-name="T34"> </text:span><text:span text:style-name="T14">\in</text:span><text:span text:style-name="T34"> </text:span><text:span text:style-name="T31">numeroesMine</text:span><text:span text:style-name="T24">:</text:span></text:p>
      <text:p text:style-name="P28"><text:span text:style-name="T24"><text:tab/><text:tab/></text:span><text:span text:style-name="T25">getMine( <text:s/>pasJeu(M,c,numVillageois,arg), numM ) = getMine( <text:s/>M, numM )</text:span></text:p>
      <text:p text:style-name="P28"/>
      <text:p text:style-name="P28"><text:span text:style-name="T25"><text:tab/>// </text:span><text:span text:style-name="T26">Villageois</text:span></text:p>
      <text:p text:style-name="P29"><text:span text:style-name="T26"><text:tab/></text:span><text:span text:style-name="T20">\forall</text:span><text:span text:style-name="T24"> num</text:span><text:span text:style-name="T27">V</text:span><text:span text:style-name="T24"> </text:span><text:span text:style-name="T20">\in</text:span><text:span text:style-name="T24"> numeroes</text:span><text:span text:style-name="T27">Villageois</text:span><text:span text:style-name="T24">:</text:span></text:p>
      <text:p text:style-name="P37"><text:tab/><text:tab/>getVillageois( pasJeu(M,c,numVillageois,arg), numV) =</text:p>
      <text:p text:style-name="P29"><text:span text:style-name="T26"><text:tab/><text:tab/><text:tab/>getVillageois( </text:span><text:span text:style-name="T27">M</text:span><text:span text:style-name="T26">, numV) </text:span><text:span text:style-name="T27">si <text:s/></text:span><text:span text:style-name="T26">numVillageois !</text:span><text:span text:style-name="T27">= numV</text:span></text:p>
      <text:p text:style-name="P40"><text:tab/><text:tab/></text:p>
      <text:p text:style-name="P44"><text:tab/><text:tab/><text:tab/>positionVillageoisX(pasJeu(M,c,numVillageois,arg), numVillageois) = cos(arg) * <text:s/>Villageois::vitesse(getVillageois(M,numVillageois))</text:p>
      <text:p text:style-name="P40"><text:tab/><text:tab/><text:tab/>positionVillageoisY(pasJeu(M,c,numVillageois,arg), numVillageois) = sin(arg) * <text:s/>Villageois::vitesse(getVillageois(M,numVillageois))</text:p>
      <text:p text:style-name="P40"><text:tab/><text:tab/><text:tab/></text:p>
      <text:p text:style-name="P5"/>
      <text:p text:style-name="P9"><text:span text:style-name="T2"><text:tab/></text:span><text:span text:style-name="T6">// </text:span><text:span text:style-name="T8">HotelDeVille</text:span></text:p>
      <text:p text:style-name="P15"><text:tab/>get<text:span text:style-name="T50">HotelDeVille</text:span>(pasJeu(M,c,numVillageois,arg)) = <text:s/>get<text:span text:style-name="T50">HotelDeVille(M)</text:span></text:p>
      <text:p text:style-name="P46"><text:tab/></text:p>
      <text:p text:style-name="P8"/>
      <text:p text:style-name="P10"><text:soft-page-break/><text:tab/><text:span text:style-name="T39">// </text:span><text:span text:style-name="T44">Commande </text:span><text:span text:style-name="T45">ENTRERHOTELVILLE</text:span><text:tab/></text:p>
      <text:p text:style-name="P33"><text:tab/><text:span text:style-name="T47">si c = ENTRERHOTELVILLE<text:tab/></text:span><text:tab/></text:p>
      <text:p text:style-name="P10"><text:tab/><text:span text:style-name="T39">// </text:span><text:span text:style-name="T44">Mines</text:span></text:p>
      <text:p text:style-name="P30"><text:tab/><text:span text:style-name="T14">\forall</text:span><text:span text:style-name="T34"> </text:span><text:span text:style-name="T31">num</text:span><text:span text:style-name="T32">M</text:span><text:span text:style-name="T34"> </text:span><text:span text:style-name="T14">\in</text:span><text:span text:style-name="T34"> </text:span><text:span text:style-name="T31">numeroesMine</text:span><text:span text:style-name="T24">:</text:span></text:p>
      <text:p text:style-name="P30"><text:span text:style-name="T24"><text:tab/><text:tab/></text:span><text:span text:style-name="T25">getMine( <text:s/>pasJeu(M,c,numVillageois,arg), numM ) = getMine( <text:s/>M, numM )</text:span></text:p>
      <text:p text:style-name="P30"/>
      <text:p text:style-name="P30"><text:span text:style-name="T25"><text:tab/>// </text:span><text:span text:style-name="T26">Villageois</text:span></text:p>
      <text:p text:style-name="P30"><text:span text:style-name="T26"><text:tab/></text:span><text:span text:style-name="T20">\forall</text:span><text:span text:style-name="T24"> num</text:span><text:span text:style-name="T27">V</text:span><text:span text:style-name="T24"> </text:span><text:span text:style-name="T20">\in</text:span><text:span text:style-name="T24"> </text:span><text:span text:style-name="T28">(</text:span><text:span text:style-name="T24">numeroes</text:span><text:span text:style-name="T27">Villageois </text:span><text:span text:style-name="T21">\minus</text:span><text:span text:style-name="T28"> </text:span><text:span text:style-name="T26">numVillageois</text:span><text:span text:style-name="T28">)</text:span><text:span text:style-name="T24">:</text:span></text:p>
      <text:p text:style-name="P38"><text:tab/><text:tab/>getVillageois( pasJeu(M,c,numVillageois,arg), numV) =</text:p>
      <text:p text:style-name="P38"><text:tab/><text:tab/><text:tab/></text:p>
      <text:p text:style-name="P30"><text:span text:style-name="T26"><text:tab/>Villageois::quantiteOr(getVillageois(</text:span><text:span text:style-name="T28">pasJeu(M,c,numVillageois,arg)</text:span><text:span text:style-name="T26">,numVillageois))) </text:span><text:span text:style-name="T28"><text:s/>= 0</text:span></text:p>
      <text:p text:style-name="P41"><text:tab/><text:tab/><text:tab/></text:p>
      <text:p text:style-name="P38"><text:tab/>// HotelDeVille</text:p>
      <text:p text:style-name="P16"><text:s text:c="4"/><text:tab/>HotelVille::<text:span text:style-name="T51">quantiteOr( getHotelDeVille( pasJeu(M,c,numVillageois,arg) ) </text:span><text:span text:style-name="T52"><text:s/></text:span><text:span text:style-name="T53">) = </text:span></text:p>
      <text:p text:style-name="P16"><text:span text:style-name="T53"><text:tab/><text:tab/></text:span> HotelVille::<text:span text:style-name="T51">quantiteOr( getHotelDeVille( M )</text:span><text:span text:style-name="T53">) +</text:span></text:p>
      <text:p text:style-name="P17"><text:s text:c="21"/><text:span text:style-name="T52">Villageois::quantiteOr(getVillageois(M,numVillageois)))</text:span> </text:p>
      <text:p text:style-name="P17"/>
      <text:p text:style-name="P19"><text:tab/><text:span text:style-name="T39">// </text:span><text:span text:style-name="T44">Commande </text:span><text:span text:style-name="T46">ENTRERMINE</text:span> <text:s text:c="4"/></text:p>
      <text:p text:style-name="P19"><text:span text:style-name="T44"><text:tab/>si c = ENTRER</text:span><text:span text:style-name="T46">MINE</text:span><text:span text:style-name="T39"><text:tab/></text:span> <text:s text:c="8"/></text:p>
      <text:p text:style-name="P17"><text:tab/><text:span text:style-name="T39">// </text:span><text:span text:style-name="T44">Mines</text:span></text:p>
      <text:p text:style-name="P31"><text:tab/><text:span text:style-name="T14">\forall</text:span><text:span text:style-name="T34"> </text:span><text:span text:style-name="T31">num</text:span><text:span text:style-name="T32">M</text:span><text:span text:style-name="T34"> </text:span><text:span text:style-name="T14">\in</text:span><text:span text:style-name="T34"> </text:span><text:span text:style-name="T35">( </text:span><text:span text:style-name="T31">numeroesMine </text:span><text:span text:style-name="T21">\minus</text:span><text:span text:style-name="T28"> </text:span><text:span text:style-name="T29">arg )</text:span><text:span text:style-name="T24">:</text:span></text:p>
      <text:p text:style-name="P31"><text:span text:style-name="T24"><text:tab/><text:tab/></text:span><text:span text:style-name="T25">getMine( <text:s/>pasJeu(M,c,numVillageois,arg), numM ) = getMine( <text:s/>M, numM )</text:span></text:p>
      <text:p text:style-name="P31"><text:tab/></text:p>
      <text:p text:style-name="P32"><text:tab/><text:span text:style-name="T48">Mine::quatiteOr(</text:span><text:span text:style-name="T25">getMine( <text:s/>pasJeu(M,c,numVillageois,arg), </text:span><text:span text:style-name="T30">arg</text:span><text:span text:style-name="T25"> )</text:span><text:span text:style-name="T30">) = </text:span></text:p>
      <text:p text:style-name="P32"><text:tab/><text:tab/><text:span text:style-name="T48">Mine::quatiteOr ( </text:span><text:span text:style-name="T25">getMine( </text:span><text:span text:style-name="T30">M , arg</text:span><text:span text:style-name="T25">)</text:span><text:span text:style-name="T30">)</text:span><text:span text:style-name="T25">-</text:span><text:span text:style-name="T30">1</text:span></text:p>
      <text:p text:style-name="P43"/>
      <text:p text:style-name="P31"><text:span text:style-name="T25"><text:tab/>// </text:span><text:span text:style-name="T26">Villageois</text:span></text:p>
      <text:p text:style-name="P31"><text:span text:style-name="T26"><text:tab/></text:span><text:span text:style-name="T20">\forall</text:span><text:span text:style-name="T24"> num</text:span><text:span text:style-name="T27">V</text:span><text:span text:style-name="T24"> </text:span><text:span text:style-name="T20">\in</text:span><text:span text:style-name="T24"> </text:span><text:span text:style-name="T28">(</text:span><text:span text:style-name="T24">numeroes</text:span><text:span text:style-name="T27">Villageois </text:span><text:span text:style-name="T21">\minus</text:span><text:span text:style-name="T28"> </text:span><text:span text:style-name="T26">numVillageois</text:span><text:span text:style-name="T28">)</text:span><text:span text:style-name="T24">:</text:span></text:p>
      <text:p text:style-name="P39"><text:tab/><text:tab/>getVillageois( pasJeu(M,c,numVillageois,arg), numV) =</text:p>
      <text:p text:style-name="P39"><text:tab/><text:tab/><text:tab/></text:p>
      <text:p text:style-name="P32"><text:span text:style-name="T26"><text:tab/>Villageois::quantiteOr(getVillageois(</text:span><text:span text:style-name="T28">pasJeu(M,c,numVillageois,arg)</text:span><text:span text:style-name="T26">,numVillageois))) </text:span><text:span text:style-name="T28"><text:s/>= </text:span><text:span text:style-name="T26">Villageois::quantiteOr(getVillageois(</text:span><text:span text:style-name="T28">M</text:span><text:span text:style-name="T26">,numVillageois)))</text:span><text:span text:style-name="T30">+1</text:span></text:p>
      <text:p text:style-name="P42"><text:tab/><text:tab/><text:tab/></text:p>
      <text:p text:style-name="P31"><text:span text:style-name="T26"><text:tab/>// HotelDeVill</text:span><text:span text:style-name="T30">e</text:span></text:p>
      <text:p text:style-name="P18"><text:span text:style-name="T53"><text:tab/>get</text:span><text:span text:style-name="T54">HotelDeVille</text:span><text:span text:style-name="T53">(pasJeu(M,c,numVillageois,arg)) = <text:s/>get</text:span><text:span text:style-name="T54">HotelDeVille(M)</text:span></text:p>
      <text:p text:style-name="P12"><text:s/></text:p>
      <text:p text:style-name="P5"/>
      <text:p text:style-name="P36"><text:s text:c="4"/><text:tab/><text:tab/><text:tab/><text:tab/><text:tab/><text:tab/></text:p>
      <text:p text:style-name="P1"><text:span text:style-name="T12">service</text:span><text:span text:style-name="T2"> : Mine</text:span></text:p>
      <text:p text:style-name="P12">observators :</text:p>
      <text:p text:style-name="P12"><text:tab/>const largeur : [Mine] → int</text:p>
      <text:p text:style-name="P12"><text:tab/>const hauteur : [Mine] → int</text:p>
      <text:p text:style-name="P12"><text:tab/>orRestant : [Mine] → int</text:p>
      <text:p text:style-name="P12"><text:tab/>estAbandonnee : [Mine] → boolean</text:p>
      <text:p text:style-name="P12"><text:tab/>estLaminee : [Mine] → boolean</text:p>
      <text:p text:style-name="P12"><text:tab/>abandonCompteur : [Mine] → int</text:p>
      <text:p text:style-name="P12"><text:tab/></text:p>
      <text:p text:style-name="P12">Constructors :</text:p>
      <text:p text:style-name="P12"><text:tab/>init : int × int → [Mine]</text:p>
      <text:p text:style-name="P12"><text:tab/><text:tab/>pre init(largeur,hauteur) require largeur%2=1 ∧ hauteur%2=1</text:p>
      <text:p text:style-name="P12"><text:tab/><text:tab/></text:p>
      <text:p text:style-name="P12">Operators :</text:p>
      <text:p text:style-name="P12"><text:tab/>retrait : [Mine] × int → [Mine]</text:p>
      <text:p text:style-name="P12"><text:tab/><text:tab/>pre retrait(M,s) require ¬estLaminee(M) ∧ s&gt;0</text:p>
      <text:p text:style-name="P12"><text:tab/>acceuil : [Mine] → [Mine]</text:p>
      <text:p text:style-name="P12"><text:tab/><text:tab/>pre acceuil(M) require ¬abandoned(M)</text:p>
      <text:p text:style-name="P12"><text:tab/>abandoned : [Mine] → [Mine]</text:p>
      <text:p text:style-name="P12"><text:tab/><text:tab/> pre abandoned(M) require ¬estAbandonne()</text:p>
      <text:p text:style-name="P12"><text:tab/><text:tab/></text:p>
      <text:p text:style-name="P12">Observations :</text:p>
      <text:p text:style-name="P12"><text:tab/>[invariants]</text:p>
      <text:p text:style-name="P12"><text:tab/>estLaminee(M) min = orRestant(M) ≤ 0</text:p>
      <text:p text:style-name="P12"><text:tab/>estAbandonnee(M) min = abandonCompteur = 51</text:p>
      <text:p text:style-name="P12"><text:tab/>0 ≤abandonCompteur(M)≤ 51</text:p>
      <text:p text:style-name="P12"><text:tab/></text:p>
      <text:p text:style-name="P12"><text:tab/>[init]</text:p>
      <text:p text:style-name="P12"><text:tab/>largeur(init(l,h))=l</text:p>
      <text:p text:style-name="P12"><text:tab/>hauteur(init(l,h))=h</text:p>
      <text:p text:style-name="P12"><text:tab/>orRestant(init(l,h))=51</text:p>
      <text:p text:style-name="P12"><text:tab/>abandonCompteur(init(l,h))=51</text:p>
      <text:p text:style-name="P12"><text:tab/></text:p>
      <text:p text:style-name="P12"><text:tab/>[retrait]</text:p>
      <text:p text:style-name="P12"><text:tab/>orRestant(retrait(M,s))=orRestant(M)-s</text:p>
      <text:p text:style-name="P12"><text:tab/>abandonCompteur(retrait(M,s))=abandonCompteur(M)</text:p>
      <text:p text:style-name="P12"><text:tab/>estAbandonnee(retrait(M,s))= estAbandonnee(V)@pre <text:s/></text:p>
      <text:p text:style-name="P12"><text:tab/>estLaminee(retrait(M,s))= estLaminee(V)@pre <text:s text:c="7"/></text:p>
      <text:p text:style-name="P12"><text:tab/></text:p>
      <text:p text:style-name="P12"><text:tab/>[acceuil]</text:p>
      <text:p text:style-name="P12"><text:tab/>orRestant(acceuil(M))=orRestant(M)</text:p>
      <text:p text:style-name="P12"><text:tab/>abandonCompteur(accueil(M))=0</text:p>
      <text:p text:style-name="P12"><text:tab/></text:p>
      <text:p text:style-name="P12"><text:tab/>[abandoned]</text:p>
      <text:p text:style-name="P12"><text:tab/>orRestant(abandoned(M))=orRestant(M)</text:p>
      <text:p text:style-name="P12"><text:tab/>abandonCompteur(abandoned(M))=abandonCompteur()+1</text:p>
      <text:p text:style-name="P12"/>
      <text:p text:style-name="P12"><text:tab/></text:p>
      <text:p text:style-name="P1"/>
      <text:p text:style-name="P56"><text:span text:style-name="T12">service</text:span><text:span text:style-name="T2"> : </text:span><text:span text:style-name="T9">Route</text:span></text:p>
      <text:p text:style-name="P47">observators :</text:p>
      <text:p text:style-name="P47"><text:tab/>const largeur : [<text:span text:style-name="T61">Route</text:span>] → int</text:p>
      <text:p text:style-name="P47"><text:tab/>const hauteur : [<text:span text:style-name="T61">Route</text:span>] → int</text:p>
      <text:p text:style-name="P47"><text:tab/>const <text:span text:style-name="T62">posx</text:span> : [<text:span text:style-name="T61">Route</text:span>] -&gt; int</text:p>
      <text:p text:style-name="P58"><text:span text:style-name="T2"><text:tab/>const </text:span><text:span text:style-name="T10">posy</text:span><text:span text:style-name="T2"> : [</text:span><text:span text:style-name="T9">Route</text:span><text:span text:style-name="T2">] -&gt; int</text:span></text:p>
      <text:p text:style-name="P47"><text:tab/><text:span text:style-name="T61">const mult : [Route] -&gt; int</text:span><text:tab/></text:p>
      <text:p text:style-name="P47"/>
      <text:p text:style-name="P47">Constructors :</text:p>
      <text:p text:style-name="P47"><text:tab/>init : <text:span text:style-name="T61">int x int x </text:span>int × int → [<text:span text:style-name="T61">Route</text:span>]</text:p>
      <text:p text:style-name="P47"><text:tab/><text:tab/>pre init(<text:span text:style-name="T61">x,y, </text:span>largeur,hauteur, <text:span text:style-name="T61">mult</text:span>) require </text:p>
      <text:p text:style-name="P47"><text:tab/><text:tab/><text:tab/>largeur % 2=1 ∧ </text:p>
      <text:p text:style-name="P47"><text:tab/><text:tab/><text:tab/>hauteur % 2=1 ∧</text:p>
      <text:p text:style-name="P47"><text:tab/><text:tab/><text:tab/><text:span text:style-name="T61">0 &lt;= posx &lt;= largeur ∧</text:span></text:p>
      <text:p text:style-name="P47"><text:tab/><text:tab/><text:tab/><text:span text:style-name="T61">0 &lt;= posy &lt;= hauteur ∧</text:span></text:p>
      <text:p text:style-name="P47"><text:tab/><text:tab/><text:tab/><text:span text:style-name="T61">mult</text:span></text:p>
      <text:p text:style-name="P47"><text:tab/><text:tab/></text:p>
      <text:p text:style-name="P47">Operators :</text:p>
      <text:p text:style-name="P47"><text:tab/>//</text:p>
      <text:p text:style-name="P47"/>
      <text:p text:style-name="P47">Observations :</text:p>
      <text:p text:style-name="P47"><text:tab/>[init]</text:p>
      <text:p text:style-name="P48"><text:tab/><text:span text:style-name="T62">posx</text:span>(init(<text:span text:style-name="T62">x,y,</text:span>l,h,<text:span text:style-name="T62">m</text:span>))=<text:span text:style-name="T62">x</text:span></text:p>
      <text:p text:style-name="P48"><text:tab/><text:span text:style-name="T62">posy</text:span>(init(<text:span text:style-name="T62">x,y,</text:span>l,h,<text:span text:style-name="T62">m</text:span>))=<text:span text:style-name="T62">y</text:span></text:p>
      <text:p text:style-name="P47"><text:tab/>largeur(init(<text:span text:style-name="T62">x,y,</text:span>l,h,<text:span text:style-name="T62">m</text:span>))=<text:span text:style-name="T62">l</text:span></text:p>
      <text:p text:style-name="P47"><text:tab/>hauteur(init(<text:span text:style-name="T62">x,y,</text:span>l,h,<text:span text:style-name="T62">m</text:span>))=h</text:p>
      <text:p text:style-name="P48"><text:tab/><text:span text:style-name="T62">mult</text:span>(init(<text:span text:style-name="T62">x,y,</text:span>l,h,<text:span text:style-name="T62">m</text:span>))=<text:span text:style-name="T62">m</text:span></text:p>
      <text:p text:style-name="P57"><text:span text:style-name="T12">service</text:span><text:span text:style-name="T2"> : </text:span><text:span text:style-name="T11"><text:s/></text:span><text:span text:style-name="T18">Mouraille</text:span></text:p>
      <text:p text:style-name="P49">observators :</text:p>
      <text:p text:style-name="P49"><text:tab/>const largeur : [<text:span text:style-name="T61">Mouraille</text:span>] → int</text:p>
      <text:p text:style-name="P49"><text:tab/>const hauteur : [<text:span text:style-name="T61">Mouraille</text:span>] → int</text:p>
      <text:p text:style-name="P49"><text:tab/>const <text:span text:style-name="T62">posx</text:span> : [<text:span text:style-name="T61">Mouraille</text:span>] →<text:span text:style-name="T63"> </text:span>int</text:p>
      <text:p text:style-name="P59"><text:span text:style-name="T2"><text:tab/>const </text:span><text:span text:style-name="T10">posy</text:span><text:span text:style-name="T2"> : [</text:span><text:span text:style-name="T9">Mouraille</text:span><text:span text:style-name="T2">] →</text:span><text:span text:style-name="T11"> </text:span><text:span text:style-name="T2"><text:s/>int</text:span></text:p>
      <text:p text:style-name="P49"><text:tab/><text:span text:style-name="T61">const poit : [Mouraille] → <text:s/>int</text:span><text:tab/></text:p>
      <text:p text:style-name="P49"><text:tab/><text:span text:style-name="T70">pointsDeVie : [</text:span><text:span text:style-name="T71">Mouraille</text:span><text:span text:style-name="T70">] → int</text:span></text:p>
      <text:p text:style-name="P49"><text:tab/><text:span text:style-name="T63">estDetruite : [Mouraille] → boolean</text:span></text:p>
      <text:p text:style-name="P49"/>
      <text:p text:style-name="P49">Constructors :</text:p>
      <text:p text:style-name="P49"><text:tab/>init : <text:span text:style-name="T61">int x int x </text:span>int × int → [<text:span text:style-name="T61">Mouraille</text:span>]</text:p>
      <text:p text:style-name="P49"><text:tab/><text:tab/>pre init(<text:span text:style-name="T61">x,y, </text:span>largeur,hauteur, <text:span text:style-name="T63">pv</text:span>) require </text:p>
      <text:p text:style-name="P49"><text:tab/><text:tab/><text:tab/>largeur % 2=1 ∧ </text:p>
      <text:p text:style-name="P49"><text:tab/><text:tab/><text:tab/>hauteur % 2=1 ∧</text:p>
      <text:p text:style-name="P49"><text:tab/><text:tab/><text:tab/><text:span text:style-name="T61">0 &lt;= posx &lt;= largeur ∧</text:span></text:p>
      <text:p text:style-name="P49"><text:tab/><text:tab/><text:tab/><text:span text:style-name="T61">0 &lt;= posy &lt;= hauteur ∧</text:span></text:p>
      <text:p text:style-name="P49"><text:tab/><text:tab/><text:tab/><text:span text:style-name="T63">pv &gt; 0</text:span></text:p>
      <text:p text:style-name="P49"><text:tab/><text:tab/></text:p>
      <text:p text:style-name="P49">Operators :</text:p>
      <text:p text:style-name="P50"><text:tab/><text:span text:style-name="T70">retrait : [</text:span><text:span text:style-name="T72">Muraille</text:span><text:span text:style-name="T70">] × int → [</text:span><text:span text:style-name="T72">Muraille</text:span><text:span text:style-name="T70">]</text:span></text:p>
      <text:p text:style-name="P53"><text:span text:style-name="T58"><text:tab/><text:tab/></text:span><text:span text:style-name="T60">pre</text:span><text:span text:style-name="T58"> retrait(</text:span><text:span text:style-name="T57">M</text:span><text:span text:style-name="T58">,s) </text:span><text:span text:style-name="T60">require</text:span><text:span text:style-name="T58"> ¬</text:span><text:span text:style-name="T59">estDetruite</text:span><text:span text:style-name="T58">(</text:span><text:span text:style-name="T57">M</text:span><text:span text:style-name="T58">) ∧ s&gt;0</text:span></text:p>
      <text:p text:style-name="P49"><text:tab/><text:tab/></text:p>
      <text:p text:style-name="P49"/>
      <text:p text:style-name="P49">Observations :</text:p>
      <text:p text:style-name="P49"><text:tab/><text:span text:style-name="T55">[invariants]</text:span></text:p>
      <text:p text:style-name="P52"><text:tab/><text:span text:style-name="T63">estDetruite</text:span>(<text:span text:style-name="T63">M</text:span>) min = pointsDeVie(<text:span text:style-name="T63">M</text:span>) ≤ 0</text:p>
      <text:p text:style-name="P52"/>
      <text:p text:style-name="P49"><text:tab/><text:span text:style-name="T56">[init]</text:span></text:p>
      <text:p text:style-name="P49"><text:tab/><text:span text:style-name="T62">posx</text:span>(init(<text:span text:style-name="T62">x,y,</text:span>l,h,<text:span text:style-name="T63">pv</text:span>))=<text:span text:style-name="T62">x</text:span></text:p>
      <text:p text:style-name="P49"><text:tab/><text:span text:style-name="T62">posy</text:span>(init(<text:span text:style-name="T62">x,y,</text:span>l,h,<text:span text:style-name="T63">pv</text:span>))=<text:span text:style-name="T62">y</text:span></text:p>
      <text:p text:style-name="P49"><text:tab/>largeur(init(<text:span text:style-name="T62">x,y,</text:span>l,h,<text:span text:style-name="T63">pv</text:span>))=<text:span text:style-name="T62">l</text:span></text:p>
      <text:p text:style-name="P49"><text:tab/>hauteur(init(<text:span text:style-name="T62">x,y,</text:span>l,h,<text:span text:style-name="T63">pv</text:span>))=h</text:p>
      <text:p text:style-name="P49"><text:tab/><text:span text:style-name="T70">pointsDeVie</text:span>(init(<text:span text:style-name="T62">x,y,</text:span>l,h,<text:span text:style-name="T63">pv</text:span>))=<text:span text:style-name="T63">pv</text:span></text:p>
      <text:p text:style-name="P49"/>
      <text:p text:style-name="P49"><text:tab/><text:span text:style-name="T57">[retrait]</text:span></text:p>
      <text:p text:style-name="P51"><text:span text:style-name="T57"><text:tab/></text:span><text:span text:style-name="T68">pointsDeVie(retrait(</text:span><text:span text:style-name="T69">M</text:span><text:span text:style-name="T68">,s))=pointsDeVie(V)-s</text:span></text:p>
      <text:p text:style-name="P54"><text:span text:style-name="T5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peration" style:family="paragraph" style:parent-style-name="Standard" style:class="text">
      <style:paragraph-properties fo:margin-left="0cm" fo:margin-right="0cm" fo:text-align="start" style:justify-single-word="false" fo:text-indent="0cm" style:auto-text-indent="false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7:13:13.400209377</meta:creation-date>
    <meta:editing-duration>PT1H57S</meta:editing-duration>
    <meta:editing-cycles>13</meta:editing-cycles>
    <meta:generator>LibreOffice/4.3.3.2$Linux_X86_64 LibreOffice_project/430m0$Build-2</meta:generator>
    <dc:date>2015-04-28T16:42:52.740356718</dc:date>
    <meta:document-statistic meta:table-count="0" meta:image-count="0" meta:object-count="0" meta:page-count="7" meta:paragraph-count="270" meta:word-count="974" meta:character-count="9128" meta:non-whitespace-character-count="7883"/>
  </office:meta>
</office:document-meta>
</file>